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Default">
      <style:paragraph-properties fo:text-align="center" style:justify-single-word="false"/>
      <style:text-properties fo:font-size="28pt" fo:font-weight="bold" officeooo:paragraph-rsid="000ed858" style:font-size-asian="28pt" style:font-weight-asian="bold" style:font-size-complex="28pt" style:font-weight-complex="bold"/>
    </style:style>
    <style:style style:name="P2" style:family="paragraph" style:parent-style-name="Default">
      <style:paragraph-properties fo:text-align="left" style:justify-single-word="false"/>
      <style:text-properties fo:font-size="14pt" officeooo:paragraph-rsid="000ed858" style:font-size-asian="14pt" style:font-size-complex="14pt"/>
    </style:style>
    <style:style style:name="P3" style:family="paragraph" style:parent-style-name="Default">
      <style:paragraph-properties fo:text-align="left" style:justify-single-word="false"/>
      <style:text-properties fo:color="#000000" loext:opacity="100%" style:font-name="Times New Roman" fo:font-size="14pt" fo:language="cs" fo:country="CZ" style:text-underline-style="none" fo:font-weight="bold" officeooo:rsid="0011b0b8" officeooo:paragraph-rsid="000ed858" style:font-name-asian="Times New Roman" style:font-size-asian="14pt" style:language-asian="zh" style:country-asian="CN" style:font-weight-asian="bold" style:font-name-complex="Times New Roman" style:font-size-complex="14pt" style:language-complex="ar" style:country-complex="SA" style:font-weight-complex="bold"/>
    </style:style>
    <style:style style:name="P4" style:family="paragraph" style:parent-style-name="Default">
      <style:paragraph-properties fo:text-align="left" style:justify-single-word="false"/>
      <style:text-properties fo:font-size="14pt" style:text-underline-style="none" fo:font-weight="bold" officeooo:rsid="000ed858" officeooo:paragraph-rsid="000ed858" style:font-size-asian="14pt" style:font-weight-asian="bold" style:font-size-complex="14pt" style:font-weight-complex="bold"/>
    </style:style>
    <style:style style:name="P5" style:family="paragraph" style:parent-style-name="Default">
      <style:paragraph-properties fo:text-align="left" style:justify-single-word="false"/>
      <style:text-properties fo:color="#cc0000" loext:opacity="100%" fo:font-size="14pt" style:text-underline-style="solid" style:text-underline-width="auto" style:text-underline-color="font-color" fo:font-weight="bold" officeooo:rsid="000ed858" officeooo:paragraph-rsid="000ed858" style:font-size-asian="14pt" style:font-weight-asian="bold" style:font-size-complex="14pt" style:font-weight-complex="bold"/>
    </style:style>
    <style:style style:name="P6" style:family="paragraph" style:parent-style-name="Default">
      <style:paragraph-properties fo:text-align="left" style:justify-single-word="false"/>
      <style:text-properties fo:color="#cc0000" loext:opacity="100%" fo:font-size="14pt" style:text-underline-style="none" fo:font-weight="bold" officeooo:rsid="000ed858" officeooo:paragraph-rsid="000ed858" style:font-size-asian="14pt" style:font-weight-asian="bold" style:font-size-complex="14pt" style:font-weight-complex="bold"/>
    </style:style>
    <style:style style:name="P7" style:family="paragraph" style:parent-style-name="Default">
      <style:paragraph-properties fo:text-align="left" style:justify-single-word="false"/>
      <style:text-properties fo:color="#000000" loext:opacity="100%" fo:font-size="14pt" style:text-underline-style="none" fo:font-weight="bold" officeooo:rsid="000ed858" officeooo:paragraph-rsid="000ed858" style:font-size-asian="14pt" style:font-weight-asian="bold" style:font-size-complex="14pt" style:font-weight-complex="bold"/>
    </style:style>
    <style:style style:name="P8" style:family="paragraph" style:parent-style-name="Default">
      <style:paragraph-properties fo:text-align="left" style:justify-single-word="false"/>
      <style:text-properties fo:color="#990066" loext:opacity="100%" fo:font-size="14pt" style:text-underline-style="none" officeooo:rsid="000ed858" officeooo:paragraph-rsid="000f5f25" style:font-size-asian="14pt" style:font-size-complex="14pt"/>
    </style:style>
    <style:style style:name="P9" style:family="paragraph" style:parent-style-name="Default">
      <style:paragraph-properties fo:text-align="left" style:justify-single-word="false"/>
      <style:text-properties fo:color="#cc0000" loext:opacity="100%" fo:font-size="14pt" style:text-underline-style="solid" style:text-underline-width="auto" style:text-underline-color="font-color" fo:font-weight="bold" officeooo:rsid="000ed858" officeooo:paragraph-rsid="000f5f25" style:font-size-asian="14pt" style:font-weight-asian="bold" style:font-size-complex="14pt" style:font-weight-complex="bold"/>
    </style:style>
    <style:style style:name="P10" style:family="paragraph" style:parent-style-name="Default">
      <style:paragraph-properties fo:text-align="left" style:justify-single-word="false"/>
      <style:text-properties fo:color="#000000" loext:opacity="100%" fo:font-size="14pt" style:text-underline-style="none" fo:font-weight="bold" officeooo:rsid="00106062" officeooo:paragraph-rsid="00106062" style:font-size-asian="14pt" style:font-weight-asian="bold" style:font-size-complex="14pt" style:font-weight-complex="bold"/>
    </style:style>
    <style:style style:name="P11" style:family="paragraph" style:parent-style-name="Default">
      <style:paragraph-properties fo:text-align="left" style:justify-single-word="false"/>
      <style:text-properties fo:color="#000000" loext:opacity="100%" fo:font-size="14pt" style:text-underline-style="none" fo:font-weight="bold" officeooo:rsid="00106062" officeooo:paragraph-rsid="000f5f25" style:font-size-asian="14pt" style:font-weight-asian="bold" style:font-size-complex="14pt" style:font-weight-complex="bold"/>
    </style:style>
    <style:style style:name="P12" style:family="paragraph" style:parent-style-name="Default">
      <style:paragraph-properties fo:text-align="left" style:justify-single-word="false"/>
      <style:text-properties fo:color="#000000" loext:opacity="100%" fo:font-size="14pt" style:text-underline-style="none" fo:font-weight="bold" officeooo:rsid="0011ad58" officeooo:paragraph-rsid="0011ad58" style:font-size-asian="14pt" style:font-weight-asian="bold" style:font-size-complex="14pt" style:font-weight-complex="bold"/>
    </style:style>
    <style:style style:name="P13" style:family="paragraph" style:parent-style-name="Default">
      <style:paragraph-properties fo:text-align="left" style:justify-single-word="false"/>
      <style:text-properties fo:color="#000000" loext:opacity="100%" fo:font-size="14pt" style:text-underline-style="none" fo:font-weight="bold" officeooo:rsid="00106062" officeooo:paragraph-rsid="0018e27a" style:font-size-asian="14pt" style:font-weight-asian="bold" style:font-size-complex="14pt" style:font-weight-complex="bold"/>
    </style:style>
    <style:style style:name="P14" style:family="paragraph" style:parent-style-name="Default">
      <style:paragraph-properties fo:text-align="left" style:justify-single-word="false"/>
      <style:text-properties fo:color="#cc0000" loext:opacity="100%" fo:font-size="14pt" style:text-underline-style="none" fo:font-weight="bold" officeooo:rsid="000ed858" officeooo:paragraph-rsid="000f5f25" style:font-size-asian="14pt" style:font-weight-asian="bold" style:font-size-complex="14pt" style:font-weight-complex="bold"/>
    </style:style>
    <style:style style:name="P15" style:family="paragraph" style:parent-style-name="Default">
      <style:paragraph-properties fo:text-align="left" style:justify-single-word="false"/>
      <style:text-properties fo:color="#000000" loext:opacity="100%" fo:font-size="14pt" style:text-underline-style="none" fo:font-weight="bold" officeooo:rsid="0011ad58" officeooo:paragraph-rsid="0011c646" style:font-size-asian="14pt" style:font-weight-asian="bold" style:font-size-complex="14pt" style:font-weight-complex="bold"/>
    </style:style>
    <style:style style:name="P16" style:family="paragraph" style:parent-style-name="Default">
      <style:paragraph-properties fo:text-align="left" style:justify-single-word="false"/>
      <style:text-properties fo:color="#cc0000" loext:opacity="100%" fo:font-size="20pt" style:text-underline-style="solid" style:text-underline-width="auto" style:text-underline-color="font-color" fo:font-weight="bold" officeooo:rsid="000ed858" officeooo:paragraph-rsid="0011ad58" style:font-size-asian="20pt" style:font-weight-asian="bold" style:font-size-complex="20pt" style:font-weight-complex="bold"/>
    </style:style>
    <style:style style:name="P17" style:family="paragraph" style:parent-style-name="Default">
      <style:paragraph-properties fo:text-align="left" style:justify-single-word="false"/>
      <style:text-properties fo:color="#cc0000" loext:opacity="100%" fo:font-size="14pt" style:text-underline-style="solid" style:text-underline-width="auto" style:text-underline-color="font-color" fo:font-weight="bold" officeooo:rsid="000ed858" officeooo:paragraph-rsid="001b92c6" style:font-size-asian="14pt" style:font-weight-asian="bold" style:font-size-complex="14pt" style:font-weight-complex="bold"/>
    </style:style>
    <style:style style:name="P18" style:family="paragraph" style:parent-style-name="Default">
      <style:paragraph-properties fo:text-align="left" style:justify-single-word="false"/>
      <style:text-properties fo:color="#000000" loext:opacity="100%" fo:font-size="14pt" style:text-underline-style="none" officeooo:rsid="0011ad58" officeooo:paragraph-rsid="0011ad58" style:font-size-asian="14pt" style:font-size-complex="14pt"/>
    </style:style>
    <style:style style:name="P19" style:family="paragraph" style:parent-style-name="Default">
      <style:paragraph-properties fo:text-align="left" style:justify-single-word="false"/>
      <style:text-properties fo:color="#cc0000" loext:opacity="100%" fo:font-size="18pt" style:text-underline-style="none" fo:font-weight="bold" officeooo:rsid="000ed858" officeooo:paragraph-rsid="0011ad58" style:font-size-asian="18pt" style:font-weight-asian="bold" style:font-size-complex="18pt" style:font-weight-complex="bold"/>
    </style:style>
    <style:style style:name="P20" style:family="paragraph" style:parent-style-name="Default">
      <style:paragraph-properties fo:text-align="left" style:justify-single-word="false"/>
      <style:text-properties fo:color="#cc0000" loext:opacity="100%" fo:font-size="18pt" style:text-underline-style="solid" style:text-underline-width="auto" style:text-underline-color="font-color" fo:font-weight="bold" officeooo:rsid="000ed858" officeooo:paragraph-rsid="001b92c6" style:font-size-asian="18pt" style:font-weight-asian="bold" style:font-size-complex="18pt" style:font-weight-complex="bold"/>
    </style:style>
    <style:style style:name="P21" style:family="paragraph" style:parent-style-name="Default">
      <style:paragraph-properties fo:text-align="left" style:justify-single-word="false"/>
      <style:text-properties fo:color="#cc0000" loext:opacity="100%" fo:font-size="14pt" style:text-underline-style="none" fo:font-weight="bold" officeooo:rsid="000ed858" officeooo:paragraph-rsid="0011c646" style:font-size-asian="14pt" style:font-weight-asian="bold" style:font-size-complex="14pt" style:font-weight-complex="bold"/>
    </style:style>
    <style:style style:name="P22" style:family="paragraph" style:parent-style-name="Default">
      <style:paragraph-properties fo:text-align="left" style:justify-single-word="false"/>
      <style:text-properties fo:color="#cc0000" loext:opacity="100%" fo:font-size="14pt" style:text-underline-style="none" fo:font-weight="bold" officeooo:rsid="000ed858" officeooo:paragraph-rsid="0011ad58" style:font-size-asian="14pt" style:font-weight-asian="bold" style:font-size-complex="14pt" style:font-weight-complex="bold"/>
    </style:style>
    <style:style style:name="P23" style:family="paragraph" style:parent-style-name="Default">
      <style:paragraph-properties fo:text-align="left" style:justify-single-word="false"/>
      <style:text-properties fo:color="#cc0000" loext:opacity="100%" fo:font-size="14pt" style:text-underline-style="solid" style:text-underline-width="auto" style:text-underline-color="font-color" fo:font-weight="bold" officeooo:rsid="000ed858" officeooo:paragraph-rsid="0011ad58" style:font-size-asian="14pt" style:font-weight-asian="bold" style:font-size-complex="14pt" style:font-weight-complex="bold"/>
    </style:style>
    <style:style style:name="P24" style:family="paragraph" style:parent-style-name="Default">
      <style:paragraph-properties fo:text-align="left" style:justify-single-word="false"/>
      <style:text-properties fo:color="#000000" loext:opacity="100%" fo:font-size="14pt" style:text-underline-style="none" fo:font-weight="bold" officeooo:rsid="0011ad58" officeooo:paragraph-rsid="00146828" style:font-size-asian="14pt" style:font-weight-asian="bold" style:font-size-complex="14pt" style:font-weight-complex="bold"/>
    </style:style>
    <style:style style:name="P25" style:family="paragraph" style:parent-style-name="Default">
      <style:paragraph-properties fo:text-align="left" style:justify-single-word="false"/>
      <style:text-properties fo:color="#000000" loext:opacity="100%" fo:font-size="14pt" style:text-underline-style="none" fo:font-weight="bold" officeooo:rsid="0011ad58" officeooo:paragraph-rsid="0019b63c" style:font-size-asian="14pt" style:font-weight-asian="bold" style:font-size-complex="14pt" style:font-weight-complex="bold"/>
    </style:style>
    <style:style style:name="P26" style:family="paragraph" style:parent-style-name="Default">
      <style:paragraph-properties fo:text-align="left" style:justify-single-word="false"/>
      <style:text-properties fo:color="#cc0000" loext:opacity="100%" fo:font-size="14pt" style:text-underline-style="none" fo:font-weight="bold" officeooo:rsid="0011ad58" officeooo:paragraph-rsid="0011ad58" style:font-size-asian="14pt" style:font-weight-asian="bold" style:font-size-complex="14pt" style:font-weight-complex="bold"/>
    </style:style>
    <style:style style:name="P27" style:family="paragraph" style:parent-style-name="Default">
      <style:paragraph-properties fo:text-align="left" style:justify-single-word="false"/>
      <style:text-properties fo:color="#000000" loext:opacity="100%" fo:font-size="14pt" style:text-underline-style="none" fo:font-weight="bold" officeooo:rsid="0011ad58" officeooo:paragraph-rsid="0019eb77" style:font-size-asian="14pt" style:font-weight-asian="bold" style:font-size-complex="14pt" style:font-weight-complex="bold"/>
    </style:style>
    <style:style style:name="P28" style:family="paragraph" style:parent-style-name="Default">
      <style:paragraph-properties fo:text-align="left" style:justify-single-word="false"/>
      <style:text-properties fo:color="#000000" loext:opacity="100%" fo:font-size="14pt" style:text-underline-style="none" fo:font-weight="bold" officeooo:rsid="0019eb77" officeooo:paragraph-rsid="0019eb77" style:font-size-asian="14pt" style:font-weight-asian="bold" style:font-size-complex="14pt" style:font-weight-complex="bold"/>
    </style:style>
    <style:style style:name="P29" style:family="paragraph" style:parent-style-name="Default">
      <style:paragraph-properties fo:text-align="left" style:justify-single-word="false"/>
      <style:text-properties officeooo:paragraph-rsid="0011ad58"/>
    </style:style>
    <style:style style:name="T1" style:family="text">
      <style:text-properties fo:color="#b71c1c" loext:opacity="100%" style:text-underline-style="solid" style:text-underline-width="auto" style:text-underline-color="font-color" fo:font-weight="bold" officeooo:rsid="000ed858" style:font-weight-asian="bold" style:font-weight-complex="bold"/>
    </style:style>
    <style:style style:name="T2" style:family="text">
      <style:text-properties fo:color="#b71c1c" loext:opacity="100%" style:text-underline-style="none" fo:font-weight="bold" officeooo:rsid="000ed858" style:font-weight-asian="bold" style:font-weight-complex="bold"/>
    </style:style>
    <style:style style:name="T3" style:family="text">
      <style:text-properties style:text-underline-style="none" fo:font-weight="bold" officeooo:rsid="000ed858" style:font-weight-asian="bold" style:font-weight-complex="bold"/>
    </style:style>
    <style:style style:name="T4" style:family="text">
      <style:text-properties fo:color="#000000" loext:opacity="100%" style:font-name="Times New Roman" fo:language="cs" fo:country="CZ" style:text-underline-style="none" fo:font-weight="bold" officeooo:rsid="0011b0b8" style:font-name-asian="Times New Roman" style:language-asian="zh" style:country-asian="CN" style:font-weight-asian="bold" style:font-name-complex="Times New Roman" style:language-complex="ar" style:country-complex="SA" style:font-weight-complex="bold"/>
    </style:style>
    <style:style style:name="T5" style:family="text">
      <style:text-properties officeooo:rsid="0018e27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cc0000" loext:opacity="100%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cc0000" loext:opacity="100%" fo:font-weight="bold" officeooo:rsid="000f5f25" style:font-weight-asian="bold" style:font-weight-complex="bold"/>
    </style:style>
    <style:style style:name="T9" style:family="text">
      <style:text-properties officeooo:rsid="00208f9d"/>
    </style:style>
    <style:style style:name="T10" style:family="text">
      <style:text-properties officeooo:rsid="0011ad58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11c646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weight="bold" officeooo:rsid="001f2e12" style:font-weight-asian="bold" style:font-weight-complex="bold"/>
    </style:style>
    <style:style style:name="T15" style:family="text">
      <style:text-properties fo:font-weight="bold" officeooo:rsid="0011c646" style:font-weight-asian="bold" style:font-weight-complex="bold"/>
    </style:style>
    <style:style style:name="T16" style:family="text">
      <style:text-properties fo:font-weight="bold" officeooo:rsid="00208f9d" style:font-weight-asian="bold" style:font-weight-complex="bold"/>
    </style:style>
    <style:style style:name="T17" style:family="text">
      <style:text-properties officeooo:rsid="00199167"/>
    </style:style>
    <style:style style:name="T18" style:family="text">
      <style:text-properties officeooo:rsid="001f2e12"/>
    </style:style>
    <style:style style:name="T19" style:family="text">
      <style:text-properties fo:color="#cc0000" loext:opacity="100%" fo:font-weight="bold" style:font-weight-asian="bold" style:font-weight-complex="bold"/>
    </style:style>
    <style:style style:name="T20" style:family="text">
      <style:text-properties fo:color="#cc0000" loext:opacity="100%" fo:font-weight="bold" officeooo:rsid="0019b63c" style:font-weight-asian="bold" style:font-weight-complex="bold"/>
    </style:style>
    <style:style style:name="T21" style:family="text">
      <style:text-properties officeooo:rsid="0019b63c"/>
    </style:style>
    <style:style style:name="T22" style:family="text">
      <style:text-properties fo:font-weight="bold" officeooo:rsid="0019b63c" style:font-weight-asian="bold" style:font-weight-complex="bold"/>
    </style:style>
    <style:style style:name="T23" style:family="text">
      <style:text-properties officeooo:rsid="0019eb77"/>
    </style:style>
    <style:style style:name="T24" style:family="text">
      <style:text-properties officeooo:rsid="0015ba7e"/>
    </style:style>
    <style:style style:name="T25" style:family="text">
      <style:text-properties fo:color="#000000" loext:opacity="100%" fo:font-size="14pt" style:text-underline-style="none" fo:font-weight="bold" officeooo:rsid="0019eb77" style:font-size-asian="14pt" style:font-weight-asian="bold" style:font-size-complex="14pt" style:font-weight-complex="bold"/>
    </style:style>
    <style:style style:name="T26" style:family="text">
      <style:text-properties fo:color="#000000" loext:opacity="100%" fo:font-size="14pt" style:text-underline-style="none" fo:font-weight="bold" officeooo:rsid="0011ad58" style:font-size-asian="14pt" style:font-weight-asian="bold" style:font-size-complex="14pt" style:font-weight-complex="bold"/>
    </style:style>
    <style:style style:name="T27" style:family="text">
      <style:text-properties fo:color="#000000" loext:opacity="100%" style:font-name="Times New Roman" fo:font-size="14pt" fo:language="cs" fo:country="CZ" style:text-underline-style="none" fo:font-weight="bold" officeooo:rsid="0019eb77" style:font-name-asian="Times New Roman" style:font-size-asian="14pt" style:language-asian="zh" style:country-asian="CN" style:font-weight-asian="bold" style:font-name-complex="Times New Roman" style:font-size-complex="14pt" style:language-complex="ar" style:country-complex="SA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sáž horní končetiny</text:p>
      <text:p text:style-name="P1"/>
      <text:p text:style-name="P2"><text:span text:style-name="T1">1. Úvodní tření </text:span><text:span text:style-name="T2">–</text:span><text:span text:style-name="T3"> </text:span><text:span text:style-name="T4">stejnostrannou</text:span></text:p>
      <text:p text:style-name="P3"><text:s text:c="30"/>druhostrannou</text:p>
      <text:p text:style-name="P4"/>
      <text:p text:style-name="P5">Masáž prstů </text:p>
      <text:p text:style-name="P6"/>
      <text:p text:style-name="P7">1.Roztírání - palci - po hřbetní části prstů</text:p>
      <text:p text:style-name="P7"><text:s text:c="23"/>nůžkovým hmatem</text:p>
      <text:p text:style-name="P7"><text:s text:c="23"/><text:span text:style-name="T5">všemi </text:span>prsty</text:p>
      <text:p text:style-name="P7"/>
      <text:p text:style-name="P8"><text:span text:style-name="T6"><text:s/></text:span><text:span text:style-name="T7">Masáž hřbetu ruky</text:span></text:p>
      <text:p text:style-name="P9"/>
      <text:p text:style-name="P10">1. Roztírání – patkou dlaně</text:p>
      <text:p text:style-name="P10"><text:s text:c="24"/>špetkou čtyř prstů</text:p>
      <text:p text:style-name="P10"><text:s text:c="25"/>palci</text:p>
      <text:p text:style-name="P10"/>
      <text:p text:style-name="P8"><text:span text:style-name="T8"><text:s/></text:span><text:span text:style-name="T7">Masáž dlaně </text:span></text:p>
      <text:p text:style-name="P11"/>
      <text:p text:style-name="P12"><text:span text:style-name="T5">1</text:span>. Hnětení – vlnovité - masírujeme svalstvo palcového <text:span text:style-name="T9">s</text:span>valu</text:p>
      <text:p text:style-name="P13"/>
      <text:p text:style-name="P13">2. Roztírání – patkou dlaně</text:p>
      <text:p text:style-name="P13"><text:s text:c="24"/>palci</text:p>
      <text:p text:style-name="P13"><text:s text:c="24"/>pěstí – kolíbkou - <text:span text:style-name="T10">r</text:span>ukou sevřenou v pěst</text:p>
      <text:p text:style-name="P12"/>
      <text:p text:style-name="P14"><text:s/><text:span text:style-name="T11">Masáž zápěstí </text:span></text:p>
      <text:p text:style-name="P9"/>
      <text:p text:style-name="P15">1. Roztírání patkou dlaně</text:p>
      <text:p text:style-name="P15"><text:s text:c="21"/>špetkou čtyř prstů</text:p>
      <text:p text:style-name="P12"><text:s text:c="21"/>palci</text:p>
      <text:p text:style-name="P12"><text:span text:style-name="T12">2</text:span>. Tření – vidlicí - Tzv. náramek</text:p>
      <text:p text:style-name="P16"/>
      <text:p text:style-name="P17">Masáž předloktí </text:p>
      <text:p text:style-name="P14"/>
      <text:p text:style-name="P12">1. Tření vytírání přes ruku -<text:span text:style-name="T12">plochou dlaní</text:span></text:p>
      <text:p text:style-name="P18"><text:span text:style-name="T6">2.</text:span><text:span text:style-name="T13"> </text:span><text:span text:style-name="T6">Hnětení – </text:span><text:span text:style-name="T14">krouživé</text:span></text:p>
      <text:p text:style-name="P12"><text:s text:c="22"/>finské – slalom a spirály</text:p>
      <text:p text:style-name="P12"><text:s text:c="4"/>Pomalé válení</text:p>
      <text:p text:style-name="P18"><text:span text:style-name="T15">3</text:span><text:span text:style-name="T6">. Tepání – smetáním- </text:span><text:span text:style-name="T14">pejsek </text:span><text:span text:style-name="T6"><text:s/>a </text:span><text:span text:style-name="T16">sekáni - </text:span><text:span text:style-name="T6">vějířovité</text:span></text:p>
      <text:p text:style-name="P12"><text:span text:style-name="T12">4</text:span>. Chvění – rychlým válením</text:p>
      <text:p text:style-name="P19"/>
      <text:p text:style-name="P20"><text:s/></text:p>
      <text:p text:style-name="P17"><text:soft-page-break/>Masáž loketního kloubu </text:p>
      <text:p text:style-name="P21"/>
      <text:p text:style-name="P15">1. Roztírání patkou dlaně</text:p>
      <text:p text:style-name="P15"><text:s text:c="21"/>špetkou čtyř prstů</text:p>
      <text:p text:style-name="P15"><text:s text:c="21"/>palci – osmičkový hmat </text:p>
      <text:p text:style-name="P15"/>
      <text:p text:style-name="P22"/>
      <text:p text:style-name="P22"><text:s/><text:span text:style-name="T11">Masáž paže - Biceps (sval dvojhlavý) </text:span></text:p>
      <text:p text:style-name="P23"/>
      <text:p text:style-name="P24">1. Vtírání přes ruku - <text:span text:style-name="T12">plochou dlaní</text:span></text:p>
      <text:p text:style-name="P12">2. Hnětení – uchopováním a odtahováním <text:span text:style-name="T17">( přeruš. stisk )</text:span></text:p>
      <text:p text:style-name="P12"><text:s text:c="22"/><text:span text:style-name="T9">krouživé <text:s text:c="2"/></text:span></text:p>
      <text:p text:style-name="P12"><text:s text:c="22"/>finské – slalom a spirály</text:p>
      <text:p text:style-name="P25"><text:span text:style-name="T12">3</text:span>. Tepáním smetáním – <text:span text:style-name="T18">pejsek </text:span></text:p>
      <text:p text:style-name="P25"><text:s text:c="20"/><text:span text:style-name="T9">sekáni - </text:span>vějířovité</text:p>
      <text:p text:style-name="P25"/>
      <text:p text:style-name="P12"/>
      <text:p text:style-name="P18"><text:span text:style-name="T6"><text:s/></text:span><text:span text:style-name="T7">Triceps (sval trojhlavý)</text:span><text:span text:style-name="T19"> </text:span><text:span text:style-name="T20">ruka jde na protilehle rameno</text:span></text:p>
      <text:p text:style-name="P26"/>
      <text:p text:style-name="P25">1. Vytírání přes ruku – <text:span text:style-name="T21">plochou dlaně </text:span></text:p>
      <text:p text:style-name="P12"/>
      <text:p text:style-name="P12"><text:span text:style-name="T21">2</text:span>. Hnětení – <text:s/><text:span text:style-name="T18">přerušovaný stisk </text:span></text:p>
      <text:p text:style-name="P12"><text:s text:c="22"/><text:span text:style-name="T18">krouživé </text:span></text:p>
      <text:p text:style-name="P12"><text:s text:c="22"/>finské – slalom a spirály</text:p>
      <text:p text:style-name="P12"><text:span text:style-name="T21">3</text:span>. Pomalé válení</text:p>
      <text:p text:style-name="P12"><text:span text:style-name="T21">4</text:span>. Tepání – smetáním <text:s/>- <text:s/><text:span text:style-name="T18">pejsek </text:span>a <text:s/><text:span text:style-name="T9">sekáni - </text:span>vějířovité</text:p>
      <text:p text:style-name="P18"><text:span text:style-name="T22">5</text:span><text:span text:style-name="T6">. Chvění – rychlé válení</text:span></text:p>
      <text:p text:style-name="P18"><text:span text:style-name="T6"/></text:p>
      <text:p text:style-name="P12"/>
      <text:p text:style-name="P14"><text:s/><text:span text:style-name="T11">Masáž ramene </text:span></text:p>
      <text:p text:style-name="P9"/>
      <text:p text:style-name="P12">1. Vytírání přes ruku – <text:span text:style-name="T23">plochou dlaně </text:span></text:p>
      <text:p text:style-name="P12"/>
      <text:p text:style-name="P12"><text:span text:style-name="T23">2</text:span>. Hnětení vlnovité</text:p>
      <text:p text:style-name="P12"><text:s text:c="19"/>finské – slalom a spirály</text:p>
      <text:p text:style-name="P12"/>
      <text:p text:style-name="P27"><text:span text:style-name="T23">3</text:span>. Roztírání patkou dlaně</text:p>
      <text:p text:style-name="P27"><text:s text:c="21"/>špetkou čtyř prstů</text:p>
      <text:p text:style-name="P27"/>
      <text:p text:style-name="P12"><text:span text:style-name="T24">4</text:span>. Tepání smetáním – <text:span text:style-name="T18">pejsek </text:span>a <text:span text:style-name="T9">sekáni </text:span>vějířovité</text:p>
      <text:p text:style-name="P12"/>
      <text:p text:style-name="P28">5. Chv<text:span text:style-name="T18">ě</text:span>ní vidlicí <text:s/></text:p>
      <text:p text:style-name="P28"><text:s text:c="4"/>vytřásání HK </text:p>
      <text:p text:style-name="P28"/>
      <text:p text:style-name="P29"><text:span text:style-name="T25">6</text:span><text:span text:style-name="T26">. </text:span><text:span text:style-name="T27">Pasivní pohyby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" style:family="paragraph">
      <style:paragraph-properties fo:orphans="2" fo:widows="2" fo:hyphenation-ladder-count="no-limit" fo:hyphenation-keep="auto" loext:hyphenation-keep-type="column" loext:hyphenation-keep-line="false" style:text-autospace="none"/>
      <style:text-properties fo:color="#000000" loext:opacity="100%" style:font-name="Times New Roman" fo:font-family="'Times New Roman'" style:font-family-generic="roman" style:font-pitch="variable" fo:font-size="12pt" fo:language="cs" fo:country="CZ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09-15T09:37:06.428946912</meta:creation-date>
    <dc:date>2026-04-12T16:39:53.199555900</dc:date>
    <meta:editing-duration>PT57M19S</meta:editing-duration>
    <meta:editing-cycles>15</meta:editing-cycles>
    <meta:generator>LibreOffice/26.2.0.3$Windows_X86_64 LibreOffice_project/620$Build-3</meta:generator>
    <meta:document-statistic meta:table-count="0" meta:image-count="0" meta:object-count="0" meta:page-count="2" meta:paragraph-count="58" meta:word-count="224" meta:character-count="1879" meta:non-whitespace-character-count="1224"/>
  </office:meta>
</office:document-meta>
</file>